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Verdana" svg:font-family="Verdan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9673e"/>
    </style:style>
    <style:style style:name="P2" style:family="paragraph" style:parent-style-name="Standard">
      <style:text-properties officeooo:rsid="0019673e" officeooo:paragraph-rsid="0019673e"/>
    </style:style>
    <style:style style:name="P3" style:family="paragraph" style:parent-style-name="Standard">
      <style:text-properties officeooo:rsid="0019dfb1" officeooo:paragraph-rsid="0019dfb1"/>
    </style:style>
    <style:style style:name="P4" style:family="paragraph" style:parent-style-name="Standard">
      <style:text-properties officeooo:rsid="001cb8a4" officeooo:paragraph-rsid="001cb8a4"/>
    </style:style>
    <style:style style:name="P5" style:family="paragraph" style:parent-style-name="Standard">
      <style:text-properties officeooo:rsid="0020d126" officeooo:paragraph-rsid="0020d126"/>
    </style:style>
    <style:style style:name="P6" style:family="paragraph" style:parent-style-name="Standard">
      <style:text-properties officeooo:rsid="00225f24" officeooo:paragraph-rsid="00225f24"/>
    </style:style>
    <style:style style:name="P7" style:family="paragraph" style:parent-style-name="Standard">
      <style:text-properties officeooo:rsid="00225f24" officeooo:paragraph-rsid="00235711"/>
    </style:style>
    <style:style style:name="P8" style:family="paragraph" style:parent-style-name="Standard">
      <style:text-properties officeooo:rsid="00235711" officeooo:paragraph-rsid="00225f24"/>
    </style:style>
    <style:style style:name="P9" style:family="paragraph" style:parent-style-name="Standard">
      <style:text-properties officeooo:rsid="00235711" officeooo:paragraph-rsid="00235711"/>
    </style:style>
    <style:style style:name="P10" style:family="paragraph" style:parent-style-name="Standard">
      <style:text-properties officeooo:rsid="00240d01" officeooo:paragraph-rsid="00240d01"/>
    </style:style>
    <style:style style:name="P11" style:family="paragraph" style:parent-style-name="Standard">
      <style:text-properties officeooo:rsid="0024883e" officeooo:paragraph-rsid="0024883e"/>
    </style:style>
    <style:style style:name="P12" style:family="paragraph" style:parent-style-name="Standard">
      <style:text-properties officeooo:rsid="00265510" officeooo:paragraph-rsid="00272852"/>
    </style:style>
    <style:style style:name="P13" style:family="paragraph" style:parent-style-name="Standard">
      <style:text-properties officeooo:rsid="00272852" officeooo:paragraph-rsid="00272852"/>
    </style:style>
    <style:style style:name="P14" style:family="paragraph" style:parent-style-name="Standard">
      <style:text-properties officeooo:rsid="00225f24" officeooo:paragraph-rsid="00235711"/>
    </style:style>
    <style:style style:name="P15" style:family="paragraph" style:parent-style-name="Standard">
      <style:text-properties fo:font-variant="normal" fo:text-transform="none" fo:color="#666666" style:font-name="Verdana" fo:font-size="9pt" fo:letter-spacing="normal" fo:font-style="normal" fo:font-weight="normal" officeooo:rsid="0024883e" officeooo:paragraph-rsid="0024883e"/>
    </style:style>
    <style:style style:name="P16" style:family="paragraph" style:parent-style-name="Standard">
      <style:text-properties fo:font-variant="normal" fo:text-transform="none" fo:color="#666666" style:font-name="Verdana" fo:font-size="9pt" fo:letter-spacing="normal" fo:font-style="normal" fo:font-weight="normal" officeooo:rsid="00265510" officeooo:paragraph-rsid="0024883e"/>
    </style:style>
    <style:style style:name="P17" style:family="paragraph" style:parent-style-name="Standard">
      <style:text-properties fo:font-variant="normal" fo:text-transform="none" fo:color="#666666" style:font-name="Verdana" fo:font-size="9pt" fo:letter-spacing="normal" fo:font-style="normal" fo:font-weight="normal" officeooo:rsid="00265510" officeooo:paragraph-rsid="00265510"/>
    </style:style>
    <style:style style:name="P18" style:family="paragraph" style:parent-style-name="Standard">
      <style:text-properties fo:font-variant="normal" fo:text-transform="none" fo:color="#666666" style:font-name="Verdana" fo:font-size="9pt" fo:letter-spacing="normal" fo:font-style="normal" fo:font-weight="normal" officeooo:rsid="00265510" officeooo:paragraph-rsid="00272852"/>
    </style:style>
    <style:style style:name="P19" style:family="paragraph" style:parent-style-name="Standard">
      <style:text-properties fo:font-variant="normal" fo:text-transform="none" fo:color="#666666" style:font-name="Verdana" fo:font-size="9pt" fo:letter-spacing="normal" fo:font-style="normal" fo:font-weight="normal" officeooo:rsid="00272852" officeooo:paragraph-rsid="00265510"/>
    </style:style>
    <style:style style:name="P20" style:family="paragraph" style:parent-style-name="Standard">
      <style:text-properties fo:font-variant="normal" fo:text-transform="none" fo:color="#666666" style:font-name="Verdana" fo:font-size="9pt" fo:letter-spacing="normal" fo:font-style="normal" fo:font-weight="normal" officeooo:rsid="00272852" officeooo:paragraph-rsid="00272852"/>
    </style:style>
    <style:style style:name="P21" style:family="paragraph" style:parent-style-name="Standard">
      <style:text-properties officeooo:rsid="0019673e" officeooo:paragraph-rsid="0019673e"/>
    </style:style>
    <style:style style:name="P22" style:family="paragraph" style:parent-style-name="Standard">
      <style:text-properties officeooo:rsid="0019673e" officeooo:paragraph-rsid="002be3de"/>
    </style:style>
    <style:style style:name="P23" style:family="paragraph" style:parent-style-name="Standard">
      <style:text-properties officeooo:rsid="0019dfb1" officeooo:paragraph-rsid="0019673e"/>
    </style:style>
    <style:style style:name="P24" style:family="paragraph" style:parent-style-name="Standard">
      <style:text-properties officeooo:rsid="0019dfb1" officeooo:paragraph-rsid="002be3de"/>
    </style:style>
    <style:style style:name="P25" style:family="paragraph" style:parent-style-name="Standard">
      <style:text-properties officeooo:rsid="0024883e" officeooo:paragraph-rsid="0024883e"/>
    </style:style>
    <style:style style:name="T1" style:family="text">
      <style:text-properties officeooo:rsid="0019dfb1"/>
    </style:style>
    <style:style style:name="T2" style:family="text">
      <style:text-properties officeooo:rsid="001cb8a4"/>
    </style:style>
    <style:style style:name="T3" style:family="text">
      <style:text-properties officeooo:rsid="001d1480"/>
    </style:style>
    <style:style style:name="T4" style:family="text">
      <style:text-properties officeooo:rsid="00235711"/>
    </style:style>
    <style:style style:name="T5" style:family="text">
      <style:text-properties officeooo:rsid="00240d01"/>
    </style:style>
    <style:style style:name="T6" style:family="text">
      <style:text-properties fo:font-variant="normal" fo:text-transform="none" fo:color="#666666" style:font-name="Verdana" fo:font-size="9pt" fo:letter-spacing="normal" fo:font-style="normal" fo:font-weight="normal"/>
    </style:style>
    <style:style style:name="T7" style:family="text">
      <style:text-properties fo:font-variant="normal" fo:text-transform="none" fo:color="#666666" style:font-name="Verdana" fo:font-size="9pt" fo:letter-spacing="normal" fo:font-style="normal" fo:font-weight="normal" officeooo:rsid="00265510"/>
    </style:style>
    <style:style style:name="T8" style:family="text">
      <style:text-properties fo:font-variant="normal" fo:text-transform="none" fo:color="#666666" style:font-name="Verdana" fo:font-size="9pt" fo:letter-spacing="normal" fo:font-style="normal" fo:font-weight="normal" officeooo:rsid="00272852"/>
    </style:style>
    <style:style style:name="T9" style:family="text">
      <style:text-properties fo:font-variant="normal" fo:text-transform="none" fo:color="#666666" style:font-name="Verdana" fo:font-size="9pt" fo:letter-spacing="normal" fo:font-style="normal" fo:font-weight="normal" officeooo:rsid="002785a7"/>
    </style:style>
    <style:style style:name="T10" style:family="text">
      <style:text-properties fo:font-variant="normal" fo:text-transform="none" fo:color="#666666" style:font-name="Verdana" fo:font-size="9pt" fo:letter-spacing="normal" fo:font-style="normal" fo:font-weight="normal" officeooo:rsid="002c9081"/>
    </style:style>
    <style:style style:name="T11" style:family="text">
      <style:text-properties officeooo:rsid="00272852"/>
    </style:style>
    <style:style style:name="T12" style:family="text">
      <style:text-properties officeooo:rsid="002be3d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bstract</text:p>
      <text:p text:style-name="P1"/>
      <text:p text:style-name="P1">Our project is aimed at providing the small scale and medium scale wood working industries with affordable and reliable CNC <text:span text:style-name="T2">machine with a Scanner to clone an exiting design</text:span>. <text:span text:style-name="T2">A machine of 1 sq m cutting area and the scanner together can be provided below 1lakh INR including all the Taxes basic endmill kit for woodworking and on board SBC. The CNC being already existing technology what we developed is the scanner For which the prototype is still under development. This could significantly increase the demand for a CNC since the hustle of using CAD for designing can be avoided. All they need would be a single design piece which they can clone into any number of products. Another significant feature of our product is the addition of an SBC or Single board computer into the machine. This will eliminate the need of a computer to run the machine. After the CAD design is ready a customer can use the on board computer to run the machine. If they prefer to use the machine from the PC itself, using this SBC we can share the control of the machine to the PC Wirelessly so that the PC can be placed outside the workshop so as to avoid the dust that can damage the PC. Using this control sharing over LAN you can also control the machine via PC. The machine is capable of handling <text:s/>Plywood.. MDF.. Softwood.. Hardwood.. even Aluminum and brass like soft metals. The carving area of the machine can be customized by the customer with a small change in cost. The machine will run on GRBL firmware which is an open source tried and tested firmware by world leading companies and handles Gcode effectively. Since the machine itself is an IOT we can update the firmware for ading features to the machine.. troubleshoot them.. fix the bugs over the air itself. This bring us huge advantage for helping our customers find most of the problems and fix it without even visiting the customer. Thus an instant solution for the service requests can be delivered. </text:span></text:p>
      <text:p text:style-name="P2"/>
      <text:p text:style-name="P2"/>
      <text:p text:style-name="P2"/>
      <text:p text:style-name="P2"/>
      <text:p text:style-name="P2"/>
      <text:p text:style-name="P4">Problemss</text:p>
      <text:p text:style-name="P4"/>
      <text:p text:style-name="P2">The CNCs have been around for a decades now.. but still we are not seeing one in every wood working industries the reasons are <text:span text:style-name="T2">3</text:span> things</text:p>
      <text:p text:style-name="P2"/>
      <text:p text:style-name="P22"><text:span text:style-name="T12">1</text:span>. How hard it is to design a traditional wood work in a CAD softwar<text:span text:style-name="T1">e</text:span></text:p>
      <text:p text:style-name="P2"><text:span text:style-name="T12">2.</text:span> Lack Of affordable wood working CNC<text:span text:style-name="T12">s</text:span></text:p>
      <text:p text:style-name="P3">3. Need of a Computer in the wood workshop</text:p>
      <text:p text:style-name="P2">We are trying to solve both the problems with our products.</text:p>
      <text:p text:style-name="P2"/>
      <text:p text:style-name="P24"><text:span text:style-name="T12">1. </text:span>A Scanner For Cloning The Existing Carvings</text:p>
      <text:p text:style-name="P24">We are bringing a laser module based scanner for the 3D carvings that already exist in order to replicate the same design. This avoids the need of designing these 3D designs into a CAD software. The module can be attached to the place where the spindle located so that the axis motors will scan through the XY <text:span text:style-name="T3">plane</text:span> measuring the Z depth. The resulting S<text:span text:style-name="T12">TL</text:span> file will be converted to G code <text:span text:style-name="T2">according</text:span> to the material to which the <text:span text:style-name="T2">design</text:span> is to be <text:span text:style-name="T2">cloned and the desired size.</text:span></text:p>
      <text:p text:style-name="P2"/>
      <text:p text:style-name="P2"><text:span text:style-name="T12">2. </text:span>An Affordable <text:span text:style-name="T1">and Reliable </text:span>CNC</text:p>
      <text:p text:style-name="P22">A medium scale wood working industry requires the machine on moderate running hours. They are not more worried about the cost of investment than the speed of the machine. Our machine comes with a Makita Router as the cutting tool and 4 NEMA 23 Stepper motors of 10kgNm torque for motion across various axis. <text:span text:style-name="T1">They provide more than enough power to carve through the materials like MDF.. </text:span><text:soft-page-break/><text:span text:style-name="T1">Plywood.. Soft wood.. Hard wood and even aluminum and brass like soft metals. The cost cutting factor of most of the affordable CNCs are the bearings or guide they use. The linear guide system that we use across the axis es are 15mm or 12mm MGN guide systems for 500mm sq and above dimension machines respectively which when joined with the Lead screws provide almost zero backslash.. high precision and lowest friction than the V wheels that they use. </text:span></text:p>
      <text:p text:style-name="P23"/>
      <text:p text:style-name="P3"/>
      <text:p text:style-name="P3"><text:span text:style-name="T2">3. </text:span>An Integrated SBC <text:span text:style-name="T12">or Single Board Computer</text:span></text:p>
      <text:p text:style-name="P3">Our machine will be having a single board computer which <text:span text:style-name="T2">will eliminate the need for a separate computer inside the dusty workshop. This SBC can be used for scanning and carving but not for the designing of new model. This SBC also enables the sharing of the machine control over the WiFi network.</text:span></text:p>
      <text:p text:style-name="P3"/>
      <text:p text:style-name="P6"><text:span text:style-name="T4">Business</text:span> plan </text:p>
      <text:p text:style-name="P8"/>
      <text:p text:style-name="P6">The reason our project can the one of the best <text:span text:style-name="T4">business</text:span> plans are</text:p>
      <text:p text:style-name="P6"/>
      <text:p text:style-name="P6">1. Just like the Jio the tele com company <text:span text:style-name="T5">be</text:span>cam<text:span text:style-name="T5">e</text:span> the second largest telecom industry of our country with just using the <text:span text:style-name="T4">strategy</text:span> of less profit from more people we can build a huge customer base by providing the machine at a price no one <text:span text:style-name="T5">ever </text:span>have.</text:p>
      <text:p text:style-name="P6"/>
      <text:p text:style-name="P7">2. <text:span text:style-name="T4">Most of the startups fail do to the lack of proper planning on entering into the market. We have an approach which guarantees the success of our company. </text:span>Before start<text:span text:style-name="T4">ing to</text:span> sell the machine itself we will enter into the market by selling the products that we made out of the CNC. This will be in 3 categories.</text:p>
      <text:p text:style-name="P7"><text:tab/></text:p>
      <text:p text:style-name="P7"><text:tab/>1. A customer can provide us the CAD file and we will provide the cutout on their desired <text:tab/><text:tab/>material to their door step. We will take orders through our website. This will be extremely <text:tab/>useful for developing prototypes of the student projects. </text:p>
      <text:p text:style-name="P6"><text:tab/>2. We will showcase already made products such as wooden home decors.. wooden ornaments.. <text:tab/>small <text:span text:style-name="T4">furniture</text:span> with wood works etc.</text:p>
      <text:p text:style-name="P6"><text:tab/>3. We will provide <text:span text:style-name="T12">customizable</text:span> products <text:span text:style-name="T4">like</text:span> sign boards and other git item made of wood <text:tab/>where <text:tab/>the customer can provide us text or drawings <text:span text:style-name="T4">that</text:span> they need to be carved on to wood.</text:p>
      <text:p text:style-name="P9"><text:tab/></text:p>
      <text:p text:style-name="P9"><text:tab/>All these services will bring us 3 advantages</text:p>
      <text:p text:style-name="P9"><text:tab/>1. A long real time testing of the our finished product before launch</text:p>
      <text:p text:style-name="P9"><text:tab/>2. A fund raise for the full fledged launch of our company</text:p>
      <text:p text:style-name="P9"><text:tab/>3. An opportunity to explore more scope of our machine itself</text:p>
      <text:p text:style-name="P9">Hence rather than rushing into the market we will take it slowly which guarantees the quality of our products and the safety of the company. </text:p>
      <text:p text:style-name="P9"/>
      <text:p text:style-name="P10">What differentiates</text:p>
      <text:p text:style-name="P10"/>
      <text:p text:style-name="P11">As we already said in th<text:span text:style-name="T11">e</text:span> problem statement we mainly aims at solving 3 problems of the currently available CNCs. One is the Price of the machine <text:span text:style-name="T11">itself.</text:span> Rather than selling it for 5 <text:span text:style-name="T12">to </text:span>10 lakh<text:span text:style-name="T12">s</text:span> we will provide the machine at a price below 1 lakh. This 1lakh price includes the price of the scanner that can be used to clone an existing design rather than using CAD softwares which requires much training. Basically what we are doing is enabling every traditional wood worker to buy the CNC with less investment and operate the same without much training and The addition of an on board computer is <text:soft-page-break/>also a key feature which eliminates the need of the PC inside the dusty workshop where the machine is to be places. The over the air updates is also enabling the users to have an enriched experience.</text:p>
      <text:p text:style-name="P11"/>
      <text:p text:style-name="P15">Socio-economic Importance of the project.</text:p>
      <text:p text:style-name="P11"><text:span text:style-name="T6">Usually automation is taking away the jobs rather than easing it. The traditional wood workers wont be able to afford a CNC or they might not be able to use it without technical know how. What we aim is to keep the jobs in their own hand by making them capable of affording a CNC and making them able to use the machine without a technician. The Scanner removes the need of a CAD designer and the IOT feature enables the need of technician as ou</text:span><text:span text:style-name="T7">r</text:span><text:span text:style-name="T6"> customer service cell can easily assist them </text:span><text:span text:style-name="T7">over</text:span><text:span text:style-name="T6"> the air. We will also host a 2 day </text:span><text:span text:style-name="T7">training</text:span><text:span text:style-name="T6"> program to </text:span><text:span text:style-name="T7">familiarize</text:span><text:span text:style-name="T6"> a customer to the on the purchase of it. </text:span><text:span text:style-name="T7">These steps ensures the job security of middle and low scale wood working industries and decreases the monopolies in the wood working sector.</text:span></text:p>
      <text:p text:style-name="P16"/>
      <text:p text:style-name="P17">Beneficiaries</text:p>
      <text:p text:style-name="P17"/>
      <text:p text:style-name="P12"><text:span text:style-name="T6">The </text:span><text:span text:style-name="T8">b</text:span><text:span text:style-name="T6">eneficiaries are the low scale and middle scale wood working industries who were not able to afford a machine and afford a CAD designer </text:span><text:span text:style-name="T10">or a</text:span><text:span text:style-name="T6"> technician to use it. As in any sector such a condition would </text:span><text:span text:style-name="T8">widens</text:span><text:span text:style-name="T6"> the gap between the top level companies and leads to a monopoly situation. Our project aims at this groups to make them able to afford and run a machine by themselves without eliminating their job. </text:span></text:p>
      <text:p text:style-name="P18"/>
      <text:p text:style-name="P12"><text:span text:style-name="T6">The selling of CAD designs that a customer need also enables the </text:span><text:span text:style-name="T8">aspirants</text:span><text:span text:style-name="T6"> develop their prototypes </text:span><text:span text:style-name="T8">with precision. The capability of our machine to handle the soft metals like aluminum will come into play here.</text:span></text:p>
      <text:p text:style-name="P19"/>
      <text:p text:style-name="P20">Scope</text:p>
      <text:p text:style-name="P20"/>
      <text:p text:style-name="P13"><text:span text:style-name="T6">The project brings a technology </text:span><text:span text:style-name="T10">thats</text:span><text:span text:style-name="T6"> already existing but a groundbreaking add on like the scanner to the table at a much affordable rate. Like any technology reduced to an affordable price makes sense, we are sure about the future of the project </text:span><text:span text:style-name="T10">itself.</text:span><text:span text:style-name="T6"> It will </text:span><text:span text:style-name="T10">satisfy</text:span><text:span text:style-name="T6"> the </text:span><text:span text:style-name="T9">purposes its developed for which is bringing up the low scale and middle scale wood working industries to the higher level. The introduction of the scanner will </text:span><text:span text:style-name="T10">also</text:span><text:span text:style-name="T9"> reduce the need for a CAD designer and ensures that the traditional wood workers can use the machine with very less training. The capability of the machines to </text:span><text:span text:style-name="T10">cutout</text:span><text:span text:style-name="T9"> soft metals precisely will ensure the ability to use it to develop </text:span><text:span text:style-name="T10">prototypes</text:span><text:span text:style-name="T9"> at less cost. This will encourage other project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Verdana" svg:font-family="Verdana,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2T23:17:46.615000000</meta:creation-date>
    <dc:date>2020-01-27T20:04:01.917000000</dc:date>
    <meta:editing-duration>PT47M34S</meta:editing-duration>
    <meta:editing-cycles>4</meta:editing-cycles>
    <meta:generator>LibreOffice/6.3.1.2$Windows_X86_64 LibreOffice_project/b79626edf0065ac373bd1df5c28bd630b4424273</meta:generator>
    <meta:document-statistic meta:table-count="0" meta:image-count="0" meta:object-count="0" meta:page-count="3" meta:paragraph-count="37" meta:word-count="1542" meta:character-count="8605" meta:non-whitespace-character-count="7076"/>
  </office:meta>
</office:document-meta>
</file>